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draw:shadow-opacity="40%"/>
    </style:style>
    <style:style style:name="gr2" style:family="graphic" style:parent-style-name="objectwithoutfill">
      <style:graphic-properties svg:stroke-width="0cm" svg:stroke-color="#333333" draw:marker-start-width="0.197cm" draw:marker-end-width="0.197cm" draw:fill="none" draw:textarea-vertical-align="middle" fo:padding-top="0.122cm" fo:padding-bottom="0.122cm" fo:padding-left="0.247cm" fo:padding-right="0.247cm"/>
    </style:style>
    <style:style style:name="gr3" style:family="graphic" style:parent-style-name="standard">
      <style:graphic-properties draw:fill="solid" draw:fill-color="#e6e6e6" draw:opacity="100%" draw:textarea-horizontal-align="justify" draw:textarea-vertical-align="middle" draw:auto-grow-height="false" draw:shadow-offset-x="0.203cm" draw:shadow-offset-y="0.203cm" draw:shadow-opacity="100%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svg:stroke-color="#3465a4" draw:marker-start-width="0.203cm" draw:marker-end-width="0.203cm" draw:fill="hatch" draw:fill-hatch-name="Induction_20_V" draw:fill-hatch-solid="false" draw:opacity="60%" draw:textarea-horizontal-align="justify" draw:textarea-vertical-align="middle" draw:auto-grow-height="false" fo:padding-top="0.125cm" fo:padding-bottom="0.125cm" fo:padding-left="0.25cm" fo:padding-right="0.25cm" draw:shadow="hidden" draw:shadow-opacity="60%"/>
    </style:style>
    <style:style style:name="gr6" style:family="graphic" style:parent-style-name="standard">
      <style:graphic-properties svg:stroke-width="0cm" svg:stroke-color="#333333" draw:marker-start-width="0.203cm" draw:marker-end-width="0.203cm" draw:fill="hatch" draw:fill-hatch-name="Collection_20_Y" draw:fill-hatch-solid="false" draw:opacity="60%" draw:textarea-horizontal-align="justify" draw:textarea-vertical-align="middle" draw:auto-grow-height="false" fo:padding-top="0.125cm" fo:padding-bottom="0.125cm" fo:padding-left="0.25cm" fo:padding-right="0.25cm" draw:shadow-opacity="60%"/>
    </style:style>
    <style:style style:name="gr7" style:family="graphic" style:parent-style-name="standard">
      <style:graphic-properties svg:stroke-width="0cm" svg:stroke-color="#3465a4" draw:marker-start-width="0.203cm" draw:marker-end-width="0.203cm" draw:stroke-linejoin="none" draw:fill="hatch" draw:fill-color="#cfe7f5" draw:fill-hatch-name="Induction_20_U" draw:fill-hatch-solid="false" draw:opacity="60%" draw:textarea-horizontal-align="justify" draw:textarea-vertical-align="middle" draw:auto-grow-height="false" fo:padding-top="0.125cm" fo:padding-bottom="0.125cm" fo:padding-left="0.25cm" fo:padding-right="0.25cm" draw:shadow-offset-x="0.203cm" draw:shadow-offset-y="0.203cm" draw:shadow-opacity="60%"/>
    </style:style>
    <style:style style:name="gr8" style:family="graphic" style:parent-style-name="objectwithoutfill">
      <style:graphic-properties svg:stroke-color="#280099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59cm"/>
    </style:style>
    <style:style style:name="gr10" style:family="graphic" style:parent-style-name="standard">
      <style:graphic-properties draw:stroke="none" svg:stroke-color="#000000" draw:fill="none" draw:fill-color="#ffffff" fo:min-height="1.037cm"/>
    </style:style>
    <style:style style:name="gr11" style:family="graphic" style:parent-style-name="standard">
      <style:graphic-properties draw:stroke="none" svg:stroke-color="#000000" draw:fill="none" draw:fill-color="#ffffff" fo:min-height="0.463cm"/>
    </style:style>
    <style:style style:name="gr12" style:family="graphic" style:parent-style-name="standard">
      <style:graphic-properties draw:fill-color="#e6e6e6" draw:opacity="100%" draw:textarea-horizontal-align="justify" draw:textarea-vertical-align="middle" draw:auto-grow-height="false" draw:shadow-offset-x="0.203cm" draw:shadow-offset-y="0.203cm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512cm"/>
    </style:style>
    <style:style style:name="gr14" style:family="graphic" style:parent-style-name="objectwithoutfill">
      <style:graphic-properties svg:stroke-width="0cm" svg:stroke-color="#333333" draw:marker-start-width="0.2cm" draw:marker-end="Arrow_20_concave" draw:marker-end-width="0.254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fo:min-height="0.53cm"/>
    </style:style>
    <style:style style:name="gr16" style:family="graphic" style:parent-style-name="objectwithoutfill">
      <style:graphic-properties svg:stroke-width="0cm" svg:stroke-color="#808080" draw:marker-start-width="0.2cm" draw:marker-end="Arrow_20_concave" draw:marker-end-width="0.203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fo:min-height="0.258cm"/>
    </style:style>
    <style:style style:name="gr18" style:family="graphic" style:parent-style-name="standard">
      <style:graphic-properties draw:stroke="none" svg:stroke-color="#000000" draw:fill="none" draw:fill-color="#ffffff" fo:min-height="0.657cm"/>
    </style:style>
    <style:style style:name="gr19" style:family="graphic" style:parent-style-name="standard">
      <style:graphic-properties draw:stroke="none" svg:stroke-color="#000000" draw:fill="none" draw:fill-color="#ffffff" fo:min-height="0.185cm"/>
    </style:style>
    <style:style style:name="gr20" style:family="graphic" style:parent-style-name="objectwithoutfill">
      <style:graphic-properties svg:stroke-width="0.051cm" svg:stroke-color="#0084d1" draw:marker-start-width="0.433cm" draw:marker-end="Arrow_20_concave" draw:marker-end-width="0.433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cm" svg:stroke-color="#333333" draw:marker-start="Arrow_20_concave" draw:marker-start-width="0.254cm" draw:marker-end="" draw:marker-end-width="0.254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fo:min-height="0.639cm"/>
    </style:style>
    <style:style style:name="gr23" style:family="graphic" style:parent-style-name="standard">
      <style:graphic-properties draw:stroke="none" svg:stroke-color="#000000" draw:fill="none" draw:fill-color="#ffffff" fo:min-height="0.539cm"/>
    </style:style>
    <style:style style:name="P1" style:family="paragraph">
      <style:paragraph-properties fo:text-align="center"/>
    </style:style>
    <style:style style:name="P2" style:family="paragraph">
      <style:text-properties style:font-name="URW Palladio L"/>
    </style:style>
    <style:style style:name="P3" style:family="paragraph">
      <style:text-properties fo:color="#280099" style:font-name="URW Palladio L"/>
    </style:style>
    <style:style style:name="P4" style:family="paragraph">
      <style:text-properties fo:color="#808080" style:font-name="URW Palladio L" fo:font-size="14pt" style:font-size-asian="14pt" style:font-size-complex="14pt"/>
    </style:style>
    <style:style style:name="P5" style:family="paragraph">
      <style:text-properties fo:color="#999999" style:font-name="URW Palladio L" fo:font-size="14pt" style:font-size-asian="14pt" style:font-size-complex="14pt"/>
    </style:style>
    <style:style style:name="P6" style:family="paragraph">
      <style:text-properties fo:color="#3465a4" style:font-name="URW Palladio L" fo:font-size="16pt" style:font-size-asian="16pt" style:font-size-complex="16pt"/>
    </style:style>
    <style:style style:name="P7" style:family="paragraph">
      <style:text-properties fo:color="#333333" style:font-name="URW Palladio L" fo:font-size="16pt" style:font-size-asian="16pt" style:font-size-complex="16pt"/>
    </style:style>
    <style:style style:name="P8" style:family="paragraph">
      <style:text-properties fo:color="#3465a4" style:font-name="URW Palladio L" fo:font-size="14pt" style:font-size-asian="14pt" style:font-size-complex="14pt"/>
    </style:style>
    <style:style style:name="P9" style:family="paragraph">
      <style:text-properties fo:color="#0084d1" style:font-name="URW Palladio L" fo:font-size="15pt" style:font-size-asian="15pt" style:font-size-complex="15pt"/>
    </style:style>
    <style:style style:name="P10" style:family="paragraph">
      <style:text-properties fo:color="#333333" style:font-name="URW Palladio L" fo:font-size="14pt" style:font-size-asian="14pt" style:font-size-complex="14pt"/>
    </style:style>
    <style:style style:name="T1" style:family="text">
      <style:text-properties style:font-name="URW Palladio L"/>
    </style:style>
    <style:style style:name="T2" style:family="text">
      <style:text-properties fo:color="#280099" style:font-name="URW Palladio L"/>
    </style:style>
    <style:style style:name="T3" style:family="text">
      <style:text-properties fo:color="#808080" style:font-name="URW Palladio L" fo:font-size="14pt" style:font-size-asian="14pt" style:font-size-complex="14pt"/>
    </style:style>
    <style:style style:name="T4" style:family="text">
      <style:text-properties fo:color="#808080" style:text-position="super 60%" style:font-name="URW Palladio L" fo:font-size="14pt" style:font-size-asian="14pt" style:font-size-complex="14pt"/>
    </style:style>
    <style:style style:name="T5" style:family="text">
      <style:text-properties fo:color="#999999" style:font-name="URW Palladio L" fo:font-size="13pt" style:font-size-asian="13pt" style:font-size-complex="13pt"/>
    </style:style>
    <style:style style:name="T6" style:family="text">
      <style:text-properties fo:color="#999999" style:text-position="super 60%" style:font-name="URW Palladio L" fo:font-size="13pt" style:font-size-asian="13pt" style:font-size-complex="13pt"/>
    </style:style>
    <style:style style:name="T7" style:family="text">
      <style:text-properties fo:color="#3465a4" style:font-name="URW Palladio L" fo:font-size="16pt" style:font-size-asian="16pt" style:font-size-complex="16pt"/>
    </style:style>
    <style:style style:name="T8" style:family="text">
      <style:text-properties fo:color="#333333" style:font-name="URW Palladio L" fo:font-size="16pt" style:font-size-asian="16pt" style:font-size-complex="16pt"/>
    </style:style>
    <style:style style:name="T9" style:family="text">
      <style:text-properties fo:color="#3465a4" style:font-name="URW Palladio L" fo:font-size="14pt" style:font-size-asian="14pt" style:font-size-complex="14pt"/>
    </style:style>
    <style:style style:name="T10" style:family="text">
      <style:text-properties fo:color="#0084d1" style:font-name="URW Palladio L" fo:font-size="15pt" style:font-size-asian="15pt" style:font-size-complex="15pt"/>
    </style:style>
    <style:style style:name="T11" style:family="text">
      <style:text-properties fo:color="#333333" style:font-name="URW Palladio L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537cm" svg:height="9.48cm" draw:transform="skewX (-0.0453785605518526) rotate (-0.952077106962907) translate (21.37cm 3.97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423cm" svg:height="1.523cm" draw:transform="skewX (-0.115017197706426) rotate (-0.00401425727958695) translate (13.658cm 8.5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252cm" svg:y1="11.617cm" svg:x2="21.076cm" svg:y2="11.617cm">
              <text:p/>
            </draw:line>
            <draw:g>
              <draw:custom-shape draw:style-name="gr3" draw:text-style-name="P1" draw:layer="layout" svg:width="3.689cm" svg:height="12.296cm" svg:x="2.097cm" svg:y="2.669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486.0142019142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4" draw:text-style-name="P1" draw:layer="layout" svg:width="1.844cm" svg:height="0.307cm" draw:transform="rotate (-1.5707963267949) translate (3.328cm 5.986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845cm" svg:height="0.308cm" draw:transform="rotate (-1.5707963267949) translate (5.386cm 3.807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844cm" svg:height="0.307cm" draw:transform="rotate (-1.5707963267949) translate (4.417cm 4.776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844cm" svg:height="0.307cm" draw:transform="rotate (-1.5707963267949) translate (3.328cm 9.012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845cm" svg:height="0.308cm" draw:transform="rotate (-1.5707963267949) translate (5.386cm 6.833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845cm" svg:height="0.307cm" draw:transform="rotate (-1.5707963267949) translate (4.417cm 7.801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845cm" svg:height="0.307cm" draw:transform="rotate (-1.5707963267949) translate (3.328cm 12.037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844cm" svg:height="0.308cm" draw:transform="rotate (-1.5707963267949) translate (5.386cm 9.859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845cm" svg:height="0.307cm" draw:transform="rotate (-1.5707963267949) translate (4.417cm 10.827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custom-shape draw:style-name="gr5" draw:text-style-name="P1" draw:layer="layout" svg:width="3.689cm" svg:height="12.296cm" svg:x="5.119cm" svg:y="2.66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9486.0142019142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6" draw:text-style-name="P1" draw:layer="layout" svg:width="3.688cm" svg:height="12.296cm" svg:x="3.69cm" svg:y="2.66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9486.0142019142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7" draw:text-style-name="P1" draw:layer="layout" svg:width="3.688cm" svg:height="12.296cm" svg:x="6.558cm" svg:y="2.66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9486.0142019142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8" draw:text-style-name="P1" draw:layer="layout" svg:x1="21.367cm" svg:y1="4.289cm" svg:x2="14.063cm" svg:y2="10.025cm">
              <text:p/>
            </draw:line>
            <draw:line draw:style-name="gr8" draw:text-style-name="P1" draw:layer="layout" svg:x1="14.029cm" svg:y1="10.02cm" svg:x2="13.875cm" svg:y2="8.637cm">
              <text:p/>
            </draw:line>
            <draw:frame draw:style-name="gr9" draw:text-style-name="P2" draw:layer="layout" svg:width="5.918cm" svg:height="1.034cm" svg:x="5.633cm" svg:y="-0.099cm">
              <draw:text-box>
                <text:p><text:span text:style-name="T1">Anode wire planes</text:span></text:p>
              </draw:text-box>
            </draw:frame>
            <draw:frame draw:style-name="gr10" draw:text-style-name="P2" draw:layer="layout" svg:width="3.95cm" svg:height="1.287cm" svg:x="0.214cm" svg:y="15.149cm">
              <draw:text-box>
                <text:p><text:span text:style-name="T1">PMT wall</text:span></text:p>
              </draw:text-box>
            </draw:frame>
            <draw:frame draw:style-name="gr11" draw:text-style-name="P2" draw:layer="layout" svg:width="4.723cm" svg:height="1.034cm" svg:x="22.174cm" svg:y="1.297cm">
              <draw:text-box>
                <text:p><text:span text:style-name="T1">Cathode plane</text:span></text:p>
              </draw:text-box>
            </draw:frame>
            <draw:line draw:style-name="gr2" draw:text-style-name="P1" draw:layer="layout" svg:x1="6.869cm" svg:y1="5.993cm" svg:x2="21.075cm" svg:y2="5.993cm">
              <text:p/>
            </draw:line>
            <draw:line draw:style-name="gr2" draw:text-style-name="P1" draw:layer="layout" svg:x1="10.214cm" svg:y1="2.669cm" svg:x2="24.42cm" svg:y2="2.669cm">
              <text:p/>
            </draw:line>
            <draw:line draw:style-name="gr2" draw:text-style-name="P1" draw:layer="layout" svg:x1="6.898cm" svg:y1="14.965cm" svg:x2="21.104cm" svg:y2="14.965cm">
              <text:p/>
            </draw:line>
            <draw:custom-shape draw:style-name="gr12" draw:text-style-name="P1" draw:layer="layout" svg:width="3.689cm" svg:height="12.296cm" svg:x="21.098cm" svg:y="2.66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9486.0142019142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13" draw:text-style-name="P3" draw:layer="layout" svg:width="4.826cm" svg:height="1.034cm" svg:x="18.542cm" svg:y="2.794cm">
              <draw:text-box>
                <text:p><text:span text:style-name="T2">Neutrino event</text:span></text:p>
              </draw:text-box>
            </draw:frame>
            <draw:line draw:style-name="gr14" draw:text-style-name="P1" draw:layer="layout" svg:x1="6.744cm" svg:y1="16.459cm" svg:x2="21.345cm" svg:y2="16.459cm">
              <text:p/>
            </draw:line>
            <draw:frame draw:style-name="gr15" draw:text-style-name="P2" draw:layer="layout" svg:width="5.08cm" svg:height="1.034cm" svg:x="11.111cm" svg:y="15.222cm">
              <draw:text-box>
                <text:p><text:span text:style-name="T1">E-field direction</text:span></text:p>
              </draw:text-box>
            </draw:frame>
            <draw:line draw:style-name="gr16" draw:text-style-name="P1" draw:layer="layout" svg:x1="12.278cm" svg:y1="8.175cm" svg:x2="10.586cm" svg:y2="8.175cm">
              <text:p/>
            </draw:line>
            <draw:line draw:style-name="gr16" draw:text-style-name="P1" draw:layer="layout" svg:x1="12.278cm" svg:y1="9.428cm" svg:x2="10.586cm" svg:y2="9.428cm">
              <text:p/>
            </draw:line>
            <draw:line draw:style-name="gr16" draw:text-style-name="P1" draw:layer="layout" svg:x1="12.278cm" svg:y1="10.654cm" svg:x2="10.586cm" svg:y2="10.654cm">
              <text:p/>
            </draw:line>
            <draw:frame draw:style-name="gr13" draw:text-style-name="P4" draw:layer="layout" svg:width="4.064cm" svg:height="0.874cm" svg:x="12.87cm" svg:y="3.707cm">
              <draw:text-box>
                <text:p><text:span text:style-name="T3">e</text:span><text:span text:style-name="T4">-</text:span><text:span text:style-name="T3"> drift direction</text:span></text:p>
              </draw:text-box>
            </draw:frame>
            <draw:frame draw:style-name="gr17" draw:text-style-name="P5" draw:layer="layout" svg:width="0.822cm" svg:height="0.824cm" svg:x="14.518cm" svg:y="9.752cm">
              <draw:text-box>
                <text:p><text:span text:style-name="T5">e</text:span><text:span text:style-name="T6">-</text:span></text:p>
              </draw:text-box>
            </draw:frame>
            <draw:line draw:style-name="gr16" draw:text-style-name="P1" draw:layer="layout" svg:x1="13.246cm" svg:y1="3.44cm" svg:x2="11.554cm" svg:y2="3.44cm">
              <text:p/>
            </draw:line>
            <draw:line draw:style-name="gr16" draw:text-style-name="P1" draw:layer="layout" svg:x1="12.762cm" svg:y1="4.166cm" svg:x2="11.07cm" svg:y2="4.166cm">
              <text:p/>
            </draw:line>
            <draw:line draw:style-name="gr16" draw:text-style-name="P1" draw:layer="layout" svg:x1="12.278cm" svg:y1="4.892cm" svg:x2="10.586cm" svg:y2="4.892cm">
              <text:p/>
            </draw:line>
            <draw:frame draw:style-name="gr18" draw:text-style-name="P2" draw:layer="layout" svg:width="5.843cm" svg:height="1.034cm" svg:x="15.112cm" svg:y="11.793cm">
              <draw:text-box>
                <text:p><text:span text:style-name="T1">TPC active volume</text:span></text:p>
              </draw:text-box>
            </draw:frame>
            <draw:frame draw:style-name="gr9" draw:text-style-name="P6" draw:layer="layout" svg:width="4.862cm" svg:height="0.945cm" svg:x="6.233cm" svg:y="0.701cm">
              <draw:text-box>
                <text:p><text:span text:style-name="T7">Induction, U &amp; V</text:span></text:p>
              </draw:text-box>
            </draw:frame>
            <draw:frame draw:style-name="gr9" draw:text-style-name="P7" draw:layer="layout" svg:width="3.754cm" svg:height="0.945cm" svg:x="6.733cm" svg:y="1.402cm">
              <draw:text-box>
                <text:p><text:span text:style-name="T8">Collection, Y</text:span></text:p>
              </draw:text-box>
            </draw:frame>
            <draw:frame draw:style-name="gr13" draw:text-style-name="P8" draw:layer="layout" svg:width="3.175cm" svg:height="1.479cm" svg:x="17.399cm" svg:y="8.3cm">
              <draw:text-box>
                <text:p text:style-name="P1"><text:span text:style-name="T9">Scintillation light</text:span></text:p>
              </draw:text-box>
            </draw:frame>
            <draw:frame draw:style-name="gr19" draw:text-style-name="P9" draw:layer="layout" svg:width="6.815cm" svg:height="0.903cm" svg:x="8.398cm" svg:y="13.435cm">
              <draw:text-box>
                <text:p><text:span text:style-name="T10">Neutrino entering the TPC</text:span></text:p>
              </draw:text-box>
            </draw:frame>
            <draw:line draw:style-name="gr14" draw:text-style-name="P1" draw:layer="layout" svg:x1="1.965cm" svg:y1="2.559cm" svg:x2="1.962cm" svg:y2="0.7cm">
              <text:p/>
            </draw:line>
            <draw:line draw:style-name="gr14" draw:text-style-name="P1" draw:layer="layout" svg:x1="1.981cm" svg:y1="2.559cm" svg:x2="2.87cm" svg:y2="1.67cm">
              <text:p/>
            </draw:line>
            <draw:line draw:style-name="gr20" draw:text-style-name="P1" draw:layer="layout" svg:x1="10.911cm" svg:y1="13.362cm" svg:x2="13.816cm" svg:y2="10.568cm">
              <text:p/>
            </draw:line>
            <draw:line draw:style-name="gr21" draw:text-style-name="P1" draw:layer="layout" svg:x1="0.535cm" svg:y1="2.559cm" svg:x2="1.932cm" svg:y2="2.559cm">
              <text:p/>
            </draw:line>
            <draw:frame draw:style-name="gr22" draw:text-style-name="P10" draw:layer="layout" svg:width="0.822cm" svg:height="0.889cm" svg:x="-0.033cm" svg:y="2.051cm">
              <draw:text-box>
                <text:p><text:span text:style-name="T11">x</text:span></text:p>
              </draw:text-box>
            </draw:frame>
            <draw:frame draw:style-name="gr23" draw:text-style-name="P10" draw:layer="layout" svg:width="0.822cm" svg:height="0.814cm" svg:x="1.537cm" svg:y="-0.1cm">
              <draw:text-box>
                <text:p><text:span text:style-name="T11">y</text:span></text:p>
              </draw:text-box>
            </draw:frame>
            <draw:frame draw:style-name="gr22" draw:text-style-name="P10" draw:layer="layout" svg:width="0.822cm" svg:height="0.889cm" svg:x="2.634cm" svg:y="1.035cm">
              <draw:text-box>
                <text:p><text:span text:style-name="T11">z</text:span></text:p>
              </draw:text-box>
            </draw:frame>
            <draw:frame draw:style-name="gr17" draw:text-style-name="P5" draw:layer="layout" svg:width="0.822cm" svg:height="0.824cm" svg:x="15.218cm" svg:y="9.1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5.918cm" svg:y="8.5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6.618cm" svg:y="8.0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7.318cm" svg:y="7.4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8.018cm" svg:y="6.9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8.718cm" svg:y="6.4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9.318cm" svg:y="5.9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20.018cm" svg:y="5.3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20.718cm" svg:y="4.8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4.118cm" svg:y="8.5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4.818cm" svg:y="7.9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5.518cm" svg:y="7.3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6.218cm" svg:y="6.8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6.918cm" svg:y="6.2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7.618cm" svg:y="5.7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8.318cm" svg:y="5.2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8.918cm" svg:y="4.7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9.618cm" svg:y="4.1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20.318cm" svg:y="3.6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3.018cm" svg:y="8.652cm">
              <draw:text-box>
                <text:p><text:span text:style-name="T5">e</text:span><text:span text:style-name="T6">-</text:span></text:p>
              </draw:text-box>
            </draw:frame>
            <draw:frame draw:style-name="gr17" draw:text-style-name="P5" draw:layer="layout" svg:width="0.822cm" svg:height="0.824cm" svg:x="13.118cm" svg:y="9.452cm">
              <draw:text-box>
                <text:p><text:span text:style-name="T5">e</text:span><text:span text:style-name="T6">-</text:span></text:p>
              </draw:text-box>
            </draw:frame>
            <draw:line draw:style-name="gr16" draw:text-style-name="P1" draw:layer="layout" svg:x1="12.28cm" svg:y1="6.975cm" svg:x2="10.588cm" svg:y2="6.97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hatch draw:name="Collection_20_Y" draw:display-name="Collection Y" draw:style="single" draw:color="#333333" draw:distance="0.305cm" draw:rotation="900"/>
    <draw:hatch draw:name="Induction_20_U" draw:display-name="Induction U" draw:style="single" draw:color="#3465a4" draw:distance="0.305cm" draw:rotation="600"/>
    <draw:hatch draw:name="Induction_20_V" draw:display-name="Induction V" draw:style="single" draw:color="#3465a4" draw:distance="0.305cm" draw:rotation="12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797cm" fo:page-height="16.7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20:06:11</meta:creation-date>
    <dc:date>2017-04-29T00:35:56.198670046</dc:date>
    <meta:editing-duration>PT9M4S</meta:editing-duration>
    <meta:editing-cycles>7</meta:editing-cycles>
    <meta:generator>LibreOffice/4.2.8.2$Linux_ARM_EABI LibreOffice_project/420m0$Build-2</meta:generator>
    <meta:document-statistic meta:object-count="73"/>
  </office:meta>
</office:document-meta>
</file>